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8000000DD03638DE88C5AD57E.png" manifest:media-type="image/png"/>
  <manifest:file-entry manifest:full-path="Pictures/100002010000001D0000002DCF3EE16B2E1E96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25.69cm" fo:min-width="19.0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762cm" svg:height="1.183cm" svg:x="10.271cm" svg:y="3.881cm">
          <draw:image xlink:href="Pictures/100002010000001D0000002DCF3EE16B2E1E96A2.png" xlink:type="simple" xlink:show="embed" xlink:actuate="onLoad">
            <text:p/>
          </draw:image>
        </draw:frame>
        <draw:custom-shape draw:style-name="gr2" draw:text-style-name="P2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137cm" svg:height="5.846cm" svg:x="1.34cm" svg:y="1.123cm">
          <draw:image xlink:href="Pictures/10000000000000E8000000DD03638DE88C5AD5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18:34:00.048975405</dc:date>
    <meta:editing-duration>PT4M35S</meta:editing-duration>
    <meta:editing-cycles>4</meta:editing-cycles>
    <meta:generator>LibreOffice/5.1.6.2$Linux_X86_64 LibreOffice_project/10m0$Build-2</meta:generator>
    <meta:document-statistic meta:object-count="3"/>
  </office:meta>
</office:document-meta>
</file>